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Fira Sans" fo:font-size="28pt" officeooo:rsid="00034307" officeooo:paragraph-rsid="00034307" style:font-size-asian="28pt" style:font-size-complex="28pt"/>
    </style:style>
    <style:style style:name="P2" style:family="paragraph" style:parent-style-name="Heading_20_1">
      <style:text-properties style:font-name="Fira Sans" fo:font-size="18pt" officeooo:rsid="00034307" officeooo:paragraph-rsid="00034307" style:font-size-asian="18pt" style:font-size-complex="18pt"/>
    </style:style>
    <style:style style:name="P3" style:family="paragraph" style:parent-style-name="Standard">
      <style:text-properties style:font-name="Fira Sans" fo:font-size="12pt" style:font-size-asian="18pt" style:font-size-complex="18pt"/>
    </style:style>
    <style:style style:name="P4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style:use-window-font-color="true" loext:opacity="0%" style:font-name="FiraCode Nerd Font Mono" fo:font-size="12pt" fo:language="zxx" fo:country="none" fo:font-style="normal" style:text-underline-style="none" fo:font-weight="normal" fo:background-color="transparent" style:font-size-asian="18pt" style:font-size-complex="18pt"/>
    </style:style>
    <style:style style:name="P5" style:family="paragraph" style:parent-style-name="Standard">
      <loext:graphic-properties draw:fill="solid" draw:fill-color="#f8f8f8" draw:opacity="100%"/>
      <style:paragraph-properties ch2_options="{'Style': 'default', 'Language': 'Matlab', 'UseCharStyles': 0, 'LineNumberRatio': 100, 'LineNumberStart': 1, 'MasterCharStyle': '', 'ShowLineNumbers': 1, 'ColourizeBackground': 1, 'LineNumberSeparator': '  ', 'LineNumberPaddingSymbol': '', 'StoreOptionsWithSnippet': 1}" fo:background-color="#f8f8f8"/>
      <style:text-properties fo:color="#008000" loext:opacity="100%" style:font-name="FiraCode Nerd Font Mono" fo:font-size="12pt" fo:language="zxx" fo:country="none" fo:font-style="normal" style:text-underline-style="none" fo:font-weight="bold" fo:background-color="transparent" style:font-size-asian="18pt" style:font-size-complex="18pt"/>
    </style:style>
    <style:style style:name="P6" style:family="paragraph" style:parent-style-name="Heading_20_1">
      <style:text-properties style:font-name="Fira Sans" fo:font-size="18pt" officeooo:rsid="00053f4b" officeooo:paragraph-rsid="00053f4b" style:font-size-asian="18pt" style:font-size-complex="18pt"/>
    </style:style>
    <style:style style:name="P7" style:family="paragraph" style:parent-style-name="Standard">
      <loext:graphic-properties draw:fill="solid" draw:fill-color="#f8f8f8" draw:opacity="100%"/>
      <style:paragraph-properties ch2_options="{'Style': 'default', 'Language': 'scdoc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FiraCode Nerd Font Mono" fo:font-size="12pt" fo:language="zxx" fo:country="none" fo:font-style="normal" style:text-underline-style="none" fo:font-weight="normal" officeooo:paragraph-rsid="00097a34" fo:background-color="transparent" style:font-size-asian="18pt" style:font-size-complex="18pt"/>
    </style:style>
    <style:style style:name="T1" style:family="text">
      <style:text-properties officeooo:rsid="00097a34"/>
    </style:style>
    <style:style style:name="T2" style:family="text">
      <style:text-properties fo:color="#3d7b7b" loext:opacity="100%"/>
    </style:style>
    <style:style style:name="T3" style:family="text">
      <style:text-properties fo:color="#000000" loext:opacity="100%"/>
    </style:style>
    <style:style style:name="T4" style:family="text">
      <style:text-properties fo:color="#bbbbbb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666666" loext:opacity="100%"/>
    </style:style>
    <style:style style:name="T7" style:family="text">
      <style:text-properties fo:color="#008000" loext:opacity="100%"/>
    </style:style>
    <style:style style:name="T8" style:family="text">
      <style:text-properties fo:color="#008000" loext:opacity="100%" fo:font-weight="bold"/>
    </style:style>
    <style:style style:name="T9" style:family="text">
      <style:text-properties fo:color="#3d7b7b" loext:opacity="100%" fo:font-weight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(<text:span text:style-name="T1">c</text:span>)</text:p>
      <text:h text:style-name="P2" text:outline-level="1">Question</text:h>
      <text:p text:style-name="P3">Find whether mixed partial derivative of second order are same or not.</text:p>
      <text:p text:style-name="P3"><draw:frame draw:style-name="fr1" draw:name="Object1" text:anchor-type="as-char" svg:y="-0.2681in" svg:width="1.1102in" svg:height="0.4425in" draw:z-index="0"><draw:object xlink:href="./Object 1" xlink:type="simple" xlink:show="embed" xlink:actuate="onLoad"/><draw:image xlink:href="./ObjectReplacements/Object 1" xlink:type="simple" xlink:show="embed" xlink:actuate="onLoad"/></draw:frame><text:s/>at <draw:frame draw:style-name="fr1" draw:name="Object2" text:anchor-type="as-char" svg:y="-0.1528in" svg:width="0.3736in" svg:height="0.2016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" text:outline-level="1">Code</text:h>
      <text:p text:style-name="P4"><text:span text:style-name="T2"><text:s/>1 <text:s/></text:span><text:span text:style-name="T3">syms</text:span><text:span text:style-name="T4"> </text:span><text:span text:style-name="T5">x</text:span><text:span text:style-name="T4"> </text:span><text:span text:style-name="T5">y</text:span><text:span text:style-name="T3">;</text:span></text:p>
      <text:p text:style-name="P4"><text:span text:style-name="T2"><text:s/>2 <text:s/></text:span><text:span text:style-name="T3">f1</text:span><text:span text:style-name="T4"> </text:span><text:span text:style-name="T3">=</text:span><text:span text:style-name="T4"> </text:span><text:span text:style-name="T3">(x</text:span><text:span text:style-name="T6">.^2-</text:span><text:span text:style-name="T3">y</text:span><text:span text:style-name="T6">.^2</text:span><text:span text:style-name="T3">)</text:span><text:span text:style-name="T6">/</text:span><text:span text:style-name="T3">(y</text:span><text:span text:style-name="T6">.^2+</text:span><text:span text:style-name="T3">x</text:span><text:span text:style-name="T6">.^2</text:span><text:span text:style-name="T3">);</text:span></text:p>
      <text:p text:style-name="P4"><text:span text:style-name="T2"><text:s/>3 <text:s/></text:span><text:span text:style-name="T3">p</text:span><text:span text:style-name="T4"> </text:span><text:span text:style-name="T3">=</text:span><text:span text:style-name="T4"> </text:span><text:span text:style-name="T7">diff</text:span><text:span text:style-name="T3">(f1,x);</text:span></text:p>
      <text:p text:style-name="P4"><text:span text:style-name="T2"><text:s/>4 <text:s/></text:span><text:span text:style-name="T3">q</text:span><text:span text:style-name="T4"> </text:span><text:span text:style-name="T3">=</text:span><text:span text:style-name="T4"> </text:span><text:span text:style-name="T7">diff</text:span><text:span text:style-name="T3">(f1,y);</text:span></text:p>
      <text:p text:style-name="P4"><text:span text:style-name="T2"><text:s/>5 <text:s/></text:span><text:span text:style-name="T3">p1</text:span><text:span text:style-name="T4"> </text:span><text:span text:style-name="T3">=</text:span><text:span text:style-name="T4"> </text:span><text:span text:style-name="T7">diff</text:span><text:span text:style-name="T3">(f1,x,x);</text:span></text:p>
      <text:p text:style-name="P4"><text:span text:style-name="T2"><text:s/>6 <text:s/></text:span><text:span text:style-name="T3">q1</text:span><text:span text:style-name="T4"> </text:span><text:span text:style-name="T3">=</text:span><text:span text:style-name="T4"> </text:span><text:span text:style-name="T7">diff</text:span><text:span text:style-name="T3">(f1,y,y);</text:span></text:p>
      <text:p text:style-name="P4"><text:span text:style-name="T2"><text:s/>7 <text:s/></text:span><text:span text:style-name="T3">p2</text:span><text:span text:style-name="T4"> </text:span><text:span text:style-name="T3">=</text:span><text:span text:style-name="T4"> </text:span><text:span text:style-name="T7">diff</text:span><text:span text:style-name="T3">(f1,y,x);</text:span></text:p>
      <text:p text:style-name="P4"><text:span text:style-name="T2"><text:s/>8 <text:s/></text:span><text:span text:style-name="T3">q2</text:span><text:span text:style-name="T4"> </text:span><text:span text:style-name="T3">=</text:span><text:span text:style-name="T4"> </text:span><text:span text:style-name="T7">diff</text:span><text:span text:style-name="T3">(f1,x,y);</text:span></text:p>
      <text:p text:style-name="P4"><text:span text:style-name="T2"><text:s/>9 <text:s/></text:span><text:span text:style-name="T3">p_subs</text:span><text:span text:style-name="T4"> </text:span><text:span text:style-name="T3">=</text:span><text:span text:style-name="T4"> </text:span><text:span text:style-name="T3">subs(p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0 <text:s/></text:span><text:span text:style-name="T3">q_subs</text:span><text:span text:style-name="T4"> </text:span><text:span text:style-name="T3">=</text:span><text:span text:style-name="T4"> </text:span><text:span text:style-name="T3">subs(q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1 <text:s/></text:span><text:span text:style-name="T3">p1_subs</text:span><text:span text:style-name="T4"> </text:span><text:span text:style-name="T3">=</text:span><text:span text:style-name="T4"> </text:span><text:span text:style-name="T3">subs(p1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2 <text:s/></text:span><text:span text:style-name="T3">q1_subs</text:span><text:span text:style-name="T4"> </text:span><text:span text:style-name="T3">=</text:span><text:span text:style-name="T4"> </text:span><text:span text:style-name="T3">subs(q1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3 <text:s/></text:span><text:span text:style-name="T3">p2_subs</text:span><text:span text:style-name="T4"> </text:span><text:span text:style-name="T3">=</text:span><text:span text:style-name="T4"> </text:span><text:span text:style-name="T3">subs(p2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4 <text:s/></text:span><text:span text:style-name="T3">q2_subs</text:span><text:span text:style-name="T4"> </text:span><text:span text:style-name="T3">=</text:span><text:span text:style-name="T4"> </text:span><text:span text:style-name="T3">subs(q2,{x,y},{</text:span><text:span text:style-name="T6">1</text:span><text:span text:style-name="T3">,</text:span><text:span text:style-name="T6">1</text:span><text:span text:style-name="T3">});</text:span></text:p>
      <text:p text:style-name="P4"><text:span text:style-name="T2">15 <text:s/></text:span><text:span text:style-name="T8">if</text:span><text:span text:style-name="T3">(p2_subs</text:span><text:span text:style-name="T4"> </text:span><text:span text:style-name="T6">==</text:span><text:span text:style-name="T4"> </text:span><text:span text:style-name="T3">q2_subs)</text:span></text:p>
      <text:p text:style-name="P4"><text:span text:style-name="T2">16 <text:s/></text:span><text:span text:style-name="T4"><text:s text:c="4"/></text:span><text:span text:style-name="T7">disp</text:span><text:span text:style-name="T3">(</text:span><text:span text:style-name="T5">'Mixed partial derivative are same at (1,1)'</text:span><text:span text:style-name="T3">);</text:span></text:p>
      <text:p text:style-name="P5"><text:span text:style-name="T9">17 <text:s/></text:span>else</text:p>
      <text:p text:style-name="P4"><text:span text:style-name="T2">18 <text:s/></text:span><text:span text:style-name="T4"><text:s text:c="4"/></text:span><text:span text:style-name="T7">disp</text:span><text:span text:style-name="T3">(</text:span><text:span text:style-name="T5">'Mixed partial derivative are not same at (1,1)'</text:span><text:span text:style-name="T3">);</text:span></text:p>
      <text:p text:style-name="P5"><text:span text:style-name="T9">19 <text:s/></text:span>end</text:p>
      <text:h text:style-name="P6" text:outline-level="1">Output</text:h>
      <text:p text:style-name="P7">&gt;&gt; Assignment_1c</text:p>
      <text:p text:style-name="P7">Mixed partial derivative are same at (1,1)</text:p>
      <text:p text:style-name="P7">&gt;&gt; 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Code Nerd Font Mono" svg:font-family="'FiraCode Nerd Font Mono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Sans" officeooo:rsid="00053f4b" officeooo:paragraph-rsid="00053f4b"/>
    </style:style>
    <style:style style:name="MP2" style:family="paragraph" style:parent-style-name="Footer">
      <style:paragraph-properties fo:text-align="center" style:justify-single-word="false"/>
      <style:text-properties style:font-name="Fira Sans" officeooo:rsid="00097a34" officeooo:paragraph-rsid="00097a34"/>
    </style:style>
    <style:style style:name="MT1" style:family="text">
      <style:text-properties style:font-name="FiraCode Nerd Font Mono" officeooo:rsid="0006d1ab"/>
    </style:style>
    <style:style style:name="MT2" style:family="text">
      <style:text-properties style:font-name="FiraCode Nerd Font Mono" officeooo:rsid="000aa1c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of Assignment: <text:span text:style-name="MT1">06.01.2025</text:span></text:p>
        <text:p text:style-name="MP1">Date of Submission: <text:span text:style-name="MT1">2</text:span><text:span text:style-name="MT2">4</text:span><text:span text:style-name="MT1">.0</text:span><text:span text:style-name="MT2">2</text:span><text:span text:style-name="MT1">.2025</text:span></text:p>
      </style:header>
      <style:footer>
        <text:p text:style-name="MP2">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2:42:03.398309939</meta:creation-date>
    <dc:date>2025-02-23T10:12:32.774852063</dc:date>
    <meta:editing-duration>PT24M23S</meta:editing-duration>
    <meta:editing-cycles>7</meta:editing-cycles>
    <meta:generator>LibreOffice/24.8.4.2$Linux_X86_64 LibreOffice_project/480$Build-2</meta:generator>
    <meta:document-statistic meta:table-count="0" meta:image-count="0" meta:object-count="2" meta:page-count="1" meta:paragraph-count="31" meta:word-count="118" meta:character-count="771" meta:non-whitespace-character-count="64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frac>
          <mrow>
            <msup>
              <mi>x</mi>
              <mn>2</mn>
            </msup>
            <mo stretchy="false">−</mo>
            <msup>
              <mi>y</mi>
              <mn>2</mn>
            </msup>
          </mrow>
          <mrow>
            <msup>
              <mi>x</mi>
              <mn>2</mn>
            </msup>
            <mo stretchy="false">+</mo>
            <msup>
              <mi>y</mi>
              <mn>2</mn>
            </msup>
          </mrow>
        </mfrac>
      </mrow>
    </mrow>
    <annotation encoding="StarMath 5.0">f(x,y) = {x^2 - y^2} over {x^2 + y^2}</annotation>
  </semantics>
</math>
</file>

<file path=Object 2/content.xml><?xml version="1.0" encoding="utf-8"?>
<math xmlns="http://www.w3.org/1998/Math/MathML" display="block">
  <semantics>
    <mrow>
      <mo fence="true" form="prefix" stretchy="false">(</mo>
      <mrow>
        <mrow>
          <mn>1</mn>
          <mi>,</mi>
          <mn>1</mn>
        </mrow>
      </mrow>
      <mo fence="true" form="postfix" stretchy="false">)</mo>
    </mrow>
    <annotation encoding="StarMath 5.0">(1,1) </annotation>
  </semantics>
</math>
</file>